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890000025760E0A0DBAAADE77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xygen-Sans" svg:font-family="Oxygen-Sans" style:font-family-generic="roman" style:font-pitch="variable"/>
    <style:font-face style:name="Noto Sans Devanagari" svg:font-family="'Noto Sans Devanagari'" style:font-family-generic="system" style:font-pitch="variable"/>
    <style:font-face style:name="Oxygen-Sans1" svg:font-family="Oxygen-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99cm" fo:min-width="3.989cm"/>
    </style:style>
    <style:style style:name="gr2" style:family="graphic" style:parent-style-name="standard">
      <style:graphic-properties draw:fill-color="#ccccff" draw:textarea-horizontal-align="justify" draw:textarea-vertical-align="middle" draw:auto-grow-height="false" fo:min-height="1.584cm" fo:min-width="3.493cm"/>
    </style:style>
    <style:style style:name="gr3" style:family="graphic" style:parent-style-name="standard">
      <style:graphic-properties draw:textarea-horizontal-align="justify" draw:textarea-vertical-align="middle" draw:auto-grow-height="false" fo:min-height="0.004cm" fo:min-width="1.61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1cm" fo:min-width="6.89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1cm" fo:min-width="6.636cm"/>
    </style:style>
    <style:style style:name="gr6" style:family="graphic" style:parent-style-name="standard">
      <style:graphic-properties draw:fill-color="#ccffcc" draw:textarea-horizontal-align="justify" draw:textarea-vertical-align="middle" draw:auto-grow-height="false" fo:min-height="1.584cm" fo:min-width="3.493cm"/>
    </style:style>
    <style:style style:name="gr7" style:family="graphic" style:parent-style-name="standard">
      <style:graphic-properties draw:textarea-horizontal-align="justify" draw:textarea-vertical-align="middle" draw:auto-grow-height="false" fo:min-height="0.004cm" fo:min-width="1.279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5cm" fo:min-width="1.39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5cm" fo:min-width="1.302cm"/>
    </style:style>
    <style:style style:name="gr11" style:family="graphic" style:parent-style-name="standard">
      <style:graphic-properties draw:textarea-horizontal-align="justify" draw:textarea-vertical-align="middle" draw:auto-grow-height="false" fo:min-height="0.417cm" fo:min-width="0cm"/>
    </style:style>
    <style:style style:name="gr12" style:family="graphic" style:parent-style-name="standard">
      <style:graphic-properties draw:fill-color="#cc0000" draw:textarea-horizontal-align="justify" draw:textarea-vertical-align="middle" draw:auto-grow-height="false" fo:min-height="0.195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5cm" fo:min-width="2.153cm"/>
    </style:style>
    <style:style style:name="gr14" style:family="graphic" style:parent-style-name="standard">
      <style:graphic-properties draw:fill-color="#f7e0b0" draw:textarea-horizontal-align="justify" draw:textarea-vertical-align="middle" draw:auto-grow-height="false" fo:min-height="1.584cm" fo:min-width="3.493cm"/>
    </style:style>
    <style:style style:name="gr15" style:family="graphic" style:parent-style-name="standard">
      <style:graphic-properties draw:textarea-horizontal-align="justify" draw:textarea-vertical-align="middle" draw:auto-grow-height="false" fo:min-height="0.004cm" fo:min-width="0.94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1.661cm"/>
    </style:style>
    <style:style style:name="P1" style:family="paragraph">
      <style:paragraph-properties fo:text-align="center"/>
    </style:style>
    <style:style style:name="P2" style:family="paragraph">
      <loext:graphic-properties draw:fill-color="#ccccff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ccffcc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3pt" style:font-size-asian="13pt" style:font-size-complex="13pt"/>
    </style:style>
    <style:style style:name="P7" style:family="paragraph">
      <loext:graphic-properties draw:fill-color="#cc0000"/>
      <style:paragraph-properties fo:text-align="center"/>
    </style:style>
    <style:style style:name="P8" style:family="paragraph">
      <loext:graphic-properties draw:fill-color="#f7e0b0"/>
      <style:paragraph-properties fo:text-align="center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699cm" svg:height="2.159cm" svg:x="1.762cm" svg:y="2.524cm">
          <text:p text:style-name="P1">Applic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.191cm" svg:height="2.032cm" svg:x="9.89cm" svg:y="2.651cm">
          <text:p text:style-name="P1">SWAN</text:p>
          <text:p text:style-name="P1">Phon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2.413cm" svg:height="0.508cm" svg:x="6.969cm" svg:y="3.413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7.398cm" svg:height="1.081cm" svg:x="1.254cm" svg:y="1.189cm">
          <draw:text-box>
            <text:p>Phone Based Evaluation:</text:p>
          </draw:text-box>
        </draw:frame>
        <draw:frame draw:style-name="gr5" draw:text-style-name="P3" draw:layer="layout" svg:width="7.136cm" svg:height="1.081cm" svg:x="1.014cm" svg:y="6.969cm">
          <draw:text-box>
            <text:p>Wear Based Evaluation:</text:p>
          </draw:text-box>
        </draw:frame>
        <draw:custom-shape draw:style-name="gr6" draw:text-style-name="P4" draw:layer="layout" svg:width="4.191cm" svg:height="2.032cm" svg:x="17.383cm" svg:y="2.651cm">
          <text:p text:style-name="P1">Wear</text:p>
          <text:p text:style-name="P1">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2.032cm" svg:height="0.508cm" svg:x="14.716cm" svg:y="2.90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" draw:layer="layout" svg:width="2.032cm" svg:height="0.508cm" svg:x="14.716cm" svg:y="3.5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" draw:layer="layout" svg:width="2.032cm" svg:height="0.508cm" svg:x="14.716cm" svg:y="4.17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5" draw:layer="layout" svg:width="0.974cm" svg:height="1.484cm" svg:x="15.266cm" svg:y="1.167cm">
          <draw:image xlink:href="Pictures/10000201000001890000025760E0A0DBAAADE773.png" xlink:type="simple" xlink:show="embed" xlink:actuate="onLoad">
            <text:p/>
          </draw:image>
        </draw:frame>
        <draw:frame draw:style-name="gr9" draw:text-style-name="P6" draw:layer="layout" svg:width="1.895cm" svg:height="1.445cm" svg:x="7.096cm" svg:y="4.127cm">
          <draw:text-box>
            <text:p><text:span text:style-name="T1">Delay:</text:span></text:p>
            <text:p><text:span text:style-name="T1">100ms</text:span></text:p>
          </draw:text-box>
        </draw:frame>
        <draw:frame draw:style-name="gr10" draw:text-style-name="P6" draw:layer="layout" svg:width="1.802cm" svg:height="1.445cm" svg:x="15.097cm" svg:y="4.889cm">
          <draw:text-box>
            <text:p><text:span text:style-name="T1">Delay:</text:span></text:p>
            <text:p><text:span text:style-name="T1">64 ms</text:span></text:p>
          </draw:text-box>
        </draw:frame>
        <draw:custom-shape draw:style-name="gr11" draw:text-style-name="P1" draw:layer="layout" svg:width="0.508cm" svg:height="0.762cm" svg:x="10.398cm" svg:y="4.93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7" draw:layer="layout" svg:width="0.889cm" svg:height="0.889cm" draw:transform="rotate (0.743859327199983) translate (10.017cm 6.315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6" draw:layer="layout" svg:width="2.653cm" svg:height="1.445cm" svg:x="11.414cm" svg:y="5.143cm">
          <draw:text-box>
            <text:p><text:span text:style-name="T1">Drop extra</text:span></text:p>
            <text:p><text:span text:style-name="T1">values</text:span></text:p>
          </draw:text-box>
        </draw:frame>
        <draw:custom-shape draw:style-name="gr1" draw:text-style-name="P1" draw:layer="layout" svg:width="4.699cm" svg:height="2.159cm" svg:x="1.508cm" svg:y="8.62cm">
          <text:p text:style-name="P1">Applic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8" draw:layer="layout" svg:width="4.191cm" svg:height="2.032cm" svg:x="15.351cm" svg:y="8.747cm">
          <text:p text:style-name="P1">SWAN</text:p>
          <text:p text:style-name="P1">Wea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draw:layer="layout" svg:width="1.651cm" svg:height="0.508cm" svg:x="6.715cm" svg:y="9.50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4" draw:layer="layout" svg:width="4.191cm" svg:height="2.032cm" svg:x="22.336cm" svg:y="8.747cm">
          <text:p text:style-name="P1">Wear</text:p>
          <text:p text:style-name="P1">Sens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2.032cm" svg:height="0.508cm" svg:x="19.796cm" svg:y="8.87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" draw:layer="layout" svg:width="2.032cm" svg:height="0.508cm" svg:x="19.796cm" svg:y="9.50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" draw:layer="layout" svg:width="2.032cm" svg:height="0.508cm" svg:x="19.796cm" svg:y="10.14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6" draw:layer="layout" svg:width="1.895cm" svg:height="1.445cm" svg:x="13.065cm" svg:y="10.144cm">
          <draw:text-box>
            <text:p><text:span text:style-name="T1">Delay:</text:span></text:p>
            <text:p><text:span text:style-name="T1">100ms</text:span></text:p>
          </draw:text-box>
        </draw:frame>
        <draw:frame draw:style-name="gr10" draw:text-style-name="P6" draw:layer="layout" svg:width="1.802cm" svg:height="1.445cm" svg:x="20.026cm" svg:y="10.985cm">
          <draw:text-box>
            <text:p><text:span text:style-name="T1">Delay:</text:span></text:p>
            <text:p><text:span text:style-name="T1">64 ms</text:span></text:p>
          </draw:text-box>
        </draw:frame>
        <draw:custom-shape draw:style-name="gr11" draw:text-style-name="P1" draw:layer="layout" svg:width="0.508cm" svg:height="0.762cm" svg:x="15.478cm" svg:y="11.03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7" draw:layer="layout" svg:width="0.889cm" svg:height="0.889cm" draw:transform="rotate (0.743859327199983) translate (15.097cm 12.397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6" draw:layer="layout" svg:width="2.653cm" svg:height="1.445cm" svg:x="16.381cm" svg:y="11.112cm">
          <draw:text-box>
            <text:p><text:span text:style-name="T1">Drop extra</text:span></text:p>
            <text:p><text:span text:style-name="T1">values</text:span></text:p>
          </draw:text-box>
        </draw:frame>
        <draw:custom-shape draw:style-name="gr7" draw:text-style-name="P1" draw:layer="layout" svg:width="2.032cm" svg:height="0.508cm" svg:x="13.065cm" svg:y="9.50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6" draw:layer="layout" svg:width="2.161cm" svg:height="0.848cm" svg:x="6.461cm" svg:y="10.398cm">
          <draw:text-box>
            <text:p><text:span text:style-name="T1">Forward</text:span></text:p>
          </draw:text-box>
        </draw:frame>
        <draw:frame draw:style-name="gr8" draw:text-style-name="P5" draw:layer="layout" svg:width="0.974cm" svg:height="1.484cm" svg:x="13.615cm" svg:y="7.731cm">
          <draw:image xlink:href="Pictures/10000201000001890000025760E0A0DBAAADE773.png" xlink:type="simple" xlink:show="embed" xlink:actuate="onLoad">
            <text:p/>
          </draw:image>
        </draw:frame>
        <draw:custom-shape draw:style-name="gr2" draw:text-style-name="P2" draw:layer="layout" svg:width="4.191cm" svg:height="2.032cm" svg:x="8.62cm" svg:y="8.747cm">
          <text:p text:style-name="P1">SWAN</text:p>
          <text:p text:style-name="P1">Phon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xygen-Sans" svg:font-family="Oxygen-Sans" style:font-family-generic="roman" style:font-pitch="variable"/>
    <style:font-face style:name="Noto Sans Devanagari" svg:font-family="'Noto Sans Devanagari'" style:font-family-generic="system" style:font-pitch="variable"/>
    <style:font-face style:name="Oxygen-Sans1" svg:font-family="Oxygen-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Oxygen-Sans" fo:font-size="24pt" fo:language="en" fo:country="US" style:font-name-asian="Oxygen-Sans1" style:font-size-asian="24pt" style:language-asian="zh" style:country-asian="CN" style:font-name-complex="Oxygen-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Oxygen-Sans" fo:font-family="Oxygen-Sans" style:font-family-generic="roman" style:font-pitch="variable" fo:font-size="18pt" fo:font-style="normal" fo:text-shadow="none" style:text-underline-style="none" fo:font-weight="normal" style:letter-kerning="true" style:font-name-asian="Oxygen-Sans1" style:font-family-asian="Oxygen-Sans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13.9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01T12:09:52.401238446</meta:creation-date>
    <dc:date>2016-08-01T13:38:37.664877505</dc:date>
    <meta:editing-duration>PT2M51S</meta:editing-duration>
    <meta:editing-cycles>2</meta:editing-cycles>
    <meta:generator>LibreOffice/5.0.6.3$Linux_X86_64 LibreOffice_project/00m0$Build-3</meta:generator>
    <meta:document-statistic meta:object-count="31"/>
  </office:meta>
</office:document-meta>
</file>